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table="urn:oasis:names:tc:opendocument:xmlns:table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table="urn:oasis:names:tc:opendocument:xmlns:table:1.0" office:version="1.2">
  <office:automatic-styles/>
  <office:body>
    <office:text>
      <text:h text:outline-level="1" text:style-name="H1First">WickedSalemWitchCityTour — V1 Launch Review</text:h>
      <text:p text:style-name="Body">Prepared: <text:span text:style-name="Bold">2026-04-27 (S189 open)</text:span>  ·  Source synthesis: post-S188 total-review (CLAUDE.md, STATE.md, <text:span text:style-name="Code">docs/session-logs/</text:span> 184–188, GOVERNANCE.md, IP.md, COMMERCIALIZATION.md, PRIVACY policies, OMEN notes &amp; directives).</text:p>
      <text:p text:style-name="Body">This is an <text:span text:style-name="Bold">intake document</text:span>. Each section has an <text:span text:style-name="Italic">Operator Response</text:span> block. Replace the placeholder text with your decisions, deferrals, or follow-up questions. The annotated copy becomes the input to S190+ planning.</text:p>
      <text:p text:style-name="Body"/>
      <text:h text:outline-level="2" text:style-name="H2">Timeline Anchors (from today, 2026-04-27)</text:h>
      <text:p text:style-name="Bullet">• Form TX copyright deadline (2026-05-20): <text:span text:style-name="Red">23 days</text:span></text:p>
      <text:p text:style-name="Bullet">• Sept 1, 2026 ship target: <text:span text:style-name="Amber">127 days</text:span></text:p>
      <text:p text:style-name="Bullet">• Salem 400+ peak (Oct 2026): <text:span text:style-name="Amber">~6 months</text:span></text:p>
      <text:p text:style-name="Bullet">• Counsel meeting 2026-04-20: <text:span text:style-name="Red">7 days ago — outcome unconfirmed</text:span></text:p>
      <text:p text:style-name="Bullet">• OMEN-004 first Kotlin unit test deadline: 2026-08-30 (~4 months)</text:p>
      <text:p text:style-name="ResponseLabel">Operator note on timeline (anything to revise?):  (replace this block with your notes)</text:p>
      <text:p text:style-name="ResponseBox">[ your comments here ]</text:p>
      <text:h text:outline-level="1" text:style-name="H1">1. Executive Snapshot</text:h>
      <text:p text:style-name="Body">You have a shippable product. A signed 78 MB AAB sits at app-salem/build/outputs/bundle/release/app-salem-release.aab and an 87 MB APK runs on the Lenovo at 60 fps with no AndroidRuntime errors. Current asset bundle is healthy: 88 MB total (30 MB tiles, 9 MB content DB, 3.4 MB icons) — NOT the 544 MB still cited in CLAUDE.md and STATE.md, which is stale doc-text from before S167.</text:p>
      <text:p text:style-name="Body">The launch is gated by three things, none of them code:</text:p>
      <text:p text:style-name="Bullet">• Operator-side legal &amp; business plumbing (Form TX, Play Console account, privacy policy hosting)</text:p>
      <text:p text:style-name="Bullet">• Data cleanup the lint tab now surfaces but no one has actually executed (365 dedup losers, 500+ missing years, 30 silent civic POIs, 119 missing images, 75 outlier coords)</text:p>
      <text:p text:style-name="Bullet">• Eyes-on smoke verification of the V1 feature gates that R8 supposedly stripped — claimed working in S180 but the carry-forward list still says these are owed: POI detail Visit Website handoff, Find Reviews/Comments hidden, webcam View-Live hidden, toolbar gating</text:p>
      <text:p text:style-name="Body">The recent session arc (S185 → S188) is admin-tool polish, not user-facing app work. S187 and S188 shipped zero Android changes. Defensible — you're building tooling to fix the data — but it means the binary on the Lenovo is still the S186 build, and every day in admin-land is a day not spent on smoke test, content backfill, or store submission prep.</text:p>
      <text:p text:style-name="ResponseLabel">Do you agree with this framing? Anything to push back on?  (replace this block with your notes)</text:p>
      <text:p text:style-name="ResponseBox">[ your comments here ]</text:p>
      <text:h text:outline-level="1" text:style-name="H1">2. What's Genuinely Strong</text:h>
      <text:p text:style-name="Bullet"><text:span text:style-name="Bold">Module structure.</text:span> core / app / app-salem / salem-content / routing-jvm / cache-proxy / web. Clean, no circular deps. Lets V2 features land without rewrites.</text:p>
      <text:p text:style-name="Bullet"><text:span text:style-name="Bold">V1 offline posture is real, not aspirational.</text:span> Manifest stripped of INTERNET / ACCESS_NETWORK_STATE. R8 + const dead-code-eliminates gated features. App is network-incapable at the OS level. Eliminates a whole class of Play Store data-safety risk.</text:p>
      <text:p text:style-name="Bullet"><text:span text:style-name="Bold">Walking router unification (S179).</text:span> 47,704-edge bundled walking graph; single Router.route() path for both tour polylines and Find→Directions; bake-time edge-splitting brings POI snap distances ~95 m → ~30 m. Operator-confirmed working on Lenovo.</text:p>
      <text:p text:style-name="Bullet"><text:span text:style-name="Bold">Lint tab + Geocodes modal (S187/S188).</text:span> 15 instant data-quality checks + on-demand Tiger geocode validation, smart conflict analyzer, in-map preview with accept/ignore/blacklist persistence. Most paid apps don't have this much QA infrastructure.</text:p>
      <text:p text:style-name="Bullet"><text:span text:style-name="Bold">Asset publish chain is recoverable, not just functional.</text:span> S185 exposed two latent landmines (DEFAULT clauses, stale user_version) that would have wiped the asset on every install in production. align-asset-schema-to-room.js is now the canonical bridge.</text:p>
      <text:p text:style-name="Bullet"><text:span text:style-name="Bold">Witchy-only basemap + server-side auto-overzoom (S188).</text:span> sharp-backed crop/resize from the bundled tile pyramid. Never need a network fallback for missing zooms — defensible offline claim.</text:p>
      <text:p text:style-name="Bullet"><text:span text:style-name="Bold">Tour Mode narration gate (S186).</text:span> Pre-S186 the app silently narrated everything during tours. is_tour_poi baseline + Layers checkbox overrides + 1-hour dedup persistence across walk-sim restarts is the right shape. Operator-confirmed working: 'good enough.'</text:p>
      <text:p text:style-name="Bullet"><text:span text:style-name="Bold">First signed AAB exists on a real device.</text:span> versionCode 10000, signing config wired from ~/.gradle/gradle.properties, upload keystore registered in OMEN credential audit. You've actually built for the Play Store, not guessed at it.</text:p>
      <text:p text:style-name="ResponseLabel">Anything you'd add or remove from the strengths list?  (replace this block with your notes)</text:p>
      <text:p text:style-name="ResponseBox">[ your comments here ]</text:p>
      <text:h text:outline-level="1" text:style-name="H1">3. Critical Concerns (Launch-Blocking, Sorted by Severity)</text:h>
      <text:h text:outline-level="2" text:style-name="H2">3.1  Form TX copyright filing — 23 days, status unconfirmed</text:h>
      <text:p text:style-name="Critical">BLOCKER — hard external deadline 2026-05-20</text:p>
      <text:p text:style-name="Body">IP.md flags this as 'Immediate Actions (This Week)' with a hard deadline. No session log indicates it has been filed. Cost is $65 and ~10 minutes online. Missing it loses statutory damages eligibility for any infringement during the launch window — meaningfully weaker IP posture for a $19.99 paid product.</text:p>
      <text:p text:style-name="Body"><text:span text:style-name="Bold">Action: </text:span>File this week. Does not require the entity to exist; file as Dean Maurice Ellis, individual author, and assign to the entity later.</text:p>
      <text:p text:style-name="ResponseLabel">Status: filed / scheduled / blocked? If blocked, on what?  (replace this block with your notes)</text:p>
      <text:p text:style-name="ResponseBox">[ your comments here ]</text:p>
      <text:h text:outline-level="2" text:style-name="H2">3.2  Privacy policy placeholders + 2026-04-20 lawyer meeting outcome unknown</text:h>
      <text:p text:style-name="Critical">BLOCKER — gates Play Console submission</text:p>
      <text:p text:style-name="Body">Two policies live in docs/: PRIVACY-POLICY-V1.md (offline, V1-shippable in shape) and PRIVACY-POLICY.md (full OMEN-008 draft for the future Salem-data-collection feature). The V1 one is well-written and accurately reflects the network-stripped manifest, but has four [TBD] fields:</text:p>
      <text:p text:style-name="SubBullet">• [OPERATING ENTITY TBD] — C-corp vs. sole prop vs. LLC</text:p>
      <text:p text:style-name="SubBullet">• [CONTACT EMAIL TBD]</text:p>
      <text:p text:style-name="SubBullet">• [MAILING ADDRESS TBD]</text:p>
      <text:p text:style-name="SubBullet">• [JURISDICTION TBD]</text:p>
      <text:p text:style-name="Body">The 2026-04-20 counsel meeting was supposed to resolve these. It has been 7 days. No session log mentions the meeting outcome. Cannot submit to Play Console without a hosted privacy-policy URL whose entity matches the merchant profile.</text:p>
      <text:p text:style-name="ResponseLabel">Did the 2026-04-20 meeting happen? Outcome? Next steps owed?  (replace this block with your notes)</text:p>
      <text:p text:style-name="ResponseBox">[ your comments here ]</text:p>
      <text:h text:outline-level="2" text:style-name="H2">3.3  Pre-AAB hard-delete of 365 dedup losers</text:h>
      <text:p text:style-name="Critical">BLOCKER — must happen before next AAB rebuild</text:p>
      <text:p text:style-name="Body">S185 estimated 110. S187 lint surfaced 365 actual rows where data_source matches dedup-loser pattern. These are soft-deleted POIs polluting the asset and contributing to (a) confused geofence registration, (b) bigger bundled DB than necessary, (c) the dedup-cluster confusion that S188's modal is now polishing UX around. Lint tab gives you one-click navigate-to-each, or run bulk SQL after verifying zero FK refs.</text:p>
      <text:p text:style-name="Body"><text:span text:style-name="Bold">Don't ship 365 ghost rows to paying customers.</text:span></text:p>
      <text:p text:style-name="ResponseLabel">Plan to drain — bulk SQL or one-click-per-row through the lint tab?  (replace this block with your notes)</text:p>
      <text:p text:style-name="ResponseBox">[ your comments here ]</text:p>
      <text:h text:outline-level="2" text:style-name="H2">3.4  Play Console developer account + identity verification</text:h>
      <text:p text:style-name="Critical">BLOCKER — multi-week lead time, must start now</text:p>
      <text:p text:style-name="Body">$25, government-issued ID required. D-U-N-S/identity verification has historically been 2–4 weeks. If you start this 2 weeks before submission, you will miss your window. Independent of legal entity setup — start it this week in parallel with copyright filing.</text:p>
      <text:p text:style-name="ResponseLabel">Has this been started? If not, what's blocking?  (replace this block with your notes)</text:p>
      <text:p text:style-name="ResponseBox">[ your comments here ]</text:p>
      <text:h text:outline-level="2" text:style-name="H2">3.5  IARC content rating + data-safety form</text:h>
      <text:p text:style-name="Warning">BLOCKER — required for Play Console listing</text:p>
      <text:p text:style-name="Body">Both Play Console questionnaires. Data-safety form is straightforward (V1 collects nothing off-device — privacy policy already has the answers). IARC asks about violence/horror/etc. — Salem witch trial content is borderline Teen-rated for 'horror themes' depending on narration phrasing. Get this right or you'll be re-classified to Mature post-launch (a brand hit for a tourism product).</text:p>
      <text:p text:style-name="ResponseLabel">Any concerns about content surfacing as Mature? Want a Bark/sox redaction pass on dark content?  (replace this block with your notes)</text:p>
      <text:p text:style-name="ResponseBox">[ your comments here ]</text:p>
      <text:h text:outline-level="2" text:style-name="H2">3.6  Eyes-on smoke test of V1 feature gating on the current AAB</text:h>
      <text:p text:style-name="Warning">BLOCKER — gates everything else; one focused 30-min device session</text:p>
      <text:p text:style-name="Body">S180 R8-stripped 10 V1-disabled UI sites. The carry-forward says 'smoke test interrupted before items 2–N: POI detail Visit Website ACTION_VIEW handoff, Find dialog Reviews/Comments hidden, Find Directions on-device router, toolbar gating, webcam dialog View Live hidden.' Until these are eyes-on confirmed on the Lenovo, you do NOT know your V1 binary actually meets V1 scope. R8 should make it true; verify it.</text:p>
      <text:p text:style-name="Body"><text:span text:style-name="Bold">Action: </text:span>Run the smoke test BEFORE the next code change.</text:p>
      <text:p text:style-name="ResponseLabel">Schedule a Lenovo session for this? When?  (replace this block with your notes)</text:p>
      <text:p text:style-name="ResponseBox">[ your comments here ]</text:p>
      <text:h text:outline-level="2" text:style-name="H2">3.7  No second-medium copy of upload signing keystore</text:h>
      <text:p text:style-name="Critical">BLOCKER — single-medium backups fail</text:p>
      <text:p text:style-name="Body">One USB copy on <text:span text:style-name="Code">/media/witchdoctor/writable/wickedsalem-upload-key-backup-2026-04-26/</text:span>. CLAUDE.md flags it as critical. If that USB dies before second-medium AND you've uploaded to Play Console, you cannot ever push an update to that listing. Google's 'lost upload key' recovery is multi-week and not guaranteed.</text:p>
      <text:p text:style-name="Body"><text:span text:style-name="Bold">Action: </text:span>Encrypted cloud (Tarsnap, Backblaze B2 + PGP, encrypted Drive) AND a second USB stored physically elsewhere. Today.</text:p>
      <text:p text:style-name="ResponseLabel">Where will the second copy live?  (replace this block with your notes)</text:p>
      <text:p text:style-name="ResponseBox">[ your comments here ]</text:p>
      <text:h text:outline-level="1" text:style-name="H1">4. Soft Concerns (Worth Flagging, Not Ship-Blocking)</text:h>
      <text:h text:outline-level="3" text:style-name="H3">4.1  Documentation drift on poi-icons size</text:h>
      <text:p text:style-name="Body">Both CLAUDE.md and STATE.md still cite 'poi-icons/ at 544 MB is the pre-Play-Store audit target.' Reality: 3.4 MB (S167 fixed it). APK is 87 MB. Not broken; just stale text contradicting actual artifact. Fix during next STATE.md update so future Claude sessions don't open with the wrong premise.</text:p>
      <text:p text:style-name="ResponseLabel">Worth a one-line edit?  (replace this block with your notes)</text:p>
      <text:p text:style-name="ResponseBox">[ your comments here ]</text:p>
      <text:h text:outline-level="3" text:style-name="H3">4.2  Zero Kotlin unit tests; narration gate is the highest-risk untested logic</text:h>
      <text:p text:style-name="Body">OMEN-004 Phase 1 (≥1 real Kotlin test file) extended to 2026-08-30 — conflicts with ship target. 103 shell tests cover integration but not narration-gate logic. S186 surfaced TWO correction passes mid-session on the gate's force-visible/force-audible layering. One targeted unit test on NarrationGeofenceManager.setTourMode would have caught what only operator field-testing caught.</text:p>
      <text:p text:style-name="ResponseLabel">Worth burning 1 hour pre-launch to write that one test?  (replace this block with your notes)</text:p>
      <text:p text:style-name="ResponseBox">[ your comments here ]</text:p>
      <text:h text:outline-level="3" text:style-name="H3">4.3  osmdroid → WickedMap migration: 338 call sites still on osmdroid</text:h>
      <text:p text:style-name="Body">Custom WickedMap engine shipped in S171 as a parallel system. None of SalemMainActivity migrated. Correctly deferred to V2. But S171–S172 dominant theme work currently sits unused in the AAB. Low-pressure post-launch is the right place to invest.</text:p>
      <text:p text:style-name="ResponseLabel">V2 timing — Q4 2026? Q1 2027?  (replace this block with your notes)</text:p>
      <text:p text:style-name="ResponseBox">[ your comments here ]</text:p>
      <text:h text:outline-level="3" text:style-name="H3">4.4  Carry-forward list is growing, not shrinking</text:h>
      <text:p text:style-name="Body">~16 items still owed across S150–S188 (water animation tuning, GPS-OBS heartbeat, Witchy bbox extension to Beverly, walk-confirm walker dwells, S168 launchMode singleInstance fix, Find type-search smoke test, etc.). Some have aged 30+ sessions. Pre-launch you should explicitly triage each to one of: (a) ship-blocker, (b) V1.0.1 patch, (c) deferred V2. Right now they all live in the same 'owed' list, which lets things drift indefinitely. Witchy bbox extension is a personal-stake item (your Beverly home is north of bake bbox max lat) — has quietly slipped past 4 sessions.</text:p>
      <text:p text:style-name="ResponseLabel">Want a dedicated session to triage the full carry-forward list?  (replace this block with your notes)</text:p>
      <text:p text:style-name="ResponseBox">[ your comments here ]</text:p>
      <text:h text:outline-level="3" text:style-name="H3">4.5  Sessions 187 and 188 had zero Android impact</text:h>
      <text:p text:style-name="Body">Both polished the admin tool. Reasonable in isolation: the admin tool is how you fix the data. But two consecutive zero-Android sessions when you're 4 months from ship and have unverified V1 gating, an unfiled copyright, and an open lawyer-meeting placeholder is worth reflecting on. Are admin polish iterations the highest-leverage thing each day, or is it that they're easier to ship than the harder-to-finish operator-side items?</text:p>
      <text:p text:style-name="ResponseLabel">How do you want to balance admin work vs. operator-side launch prep?  (replace this block with your notes)</text:p>
      <text:p text:style-name="ResponseBox">[ your comments here ]</text:p>
      <text:h text:outline-level="3" text:style-name="H3">4.6  Runtime narration is Android TTS, not the Bark/sox pipeline</text:h>
      <text:p text:style-name="Body">Per feedback_runtime_narration_is_android_tts.md, the Bark/sox/AudioCraft voice-clip pipeline is PLANNED, not live. Shipping app uses on-device Android TTS for all 2,354 narrated POIs. Has anyone evaluated whether default Android TTS is $19.99-paid-app quality? TTS varies by device — Pixel sounds OK, mid-range tablets sound robotic. If reviews say 'sounds like a robot,' you'll wish you'd pre-rendered hero POIs with Bark — even just for top 50 stops.</text:p>
      <text:p text:style-name="ResponseLabel">Schedule a 30-min Lenovo listen-test before submission?  (replace this block with your notes)</text:p>
      <text:p text:style-name="ResponseBox">[ your comments here ]</text:p>
      <text:h text:outline-level="3" text:style-name="H3">4.7  Two competing privacy policies in repo</text:h>
      <text:p text:style-name="Body">PRIVACY-POLICY-V1.md ships; PRIVACY-POLICY.md is the future-Salem-data-collection version. Both draft. Risk: at submission a future session accidentally references the wrong file. Recommend renaming the V2 one to PRIVACY-POLICY-V2-DRAFT.md so V1 is unambiguously live.</text:p>
      <text:p text:style-name="ResponseLabel">OK to rename now?  (replace this block with your notes)</text:p>
      <text:p text:style-name="ResponseBox">[ your comments here ]</text:p>
      <text:h text:outline-level="3" text:style-name="H3">4.8  No marketing / ASO plan visible</text:h>
      <text:p text:style-name="Body">COMMERCIALIZATION.md is 100KB and details a freemium-with-ads model that contradicts the V1 flat-paid decision. For a $19.99 paid app trying to capture 1M+ Salem 400+ visitors: Play Store listing copy + screenshots + feature graphic don't appear to exist; no ASO keyword research; no Destination Salem / Essex Heritage outreach; no press kit; no pre-launch beta. This is the weakest leg of the launch tripod.</text:p>
      <text:p text:style-name="ResponseLabel">Who's owning marketing? Is it on you, or is there help?  (replace this block with your notes)</text:p>
      <text:p text:style-name="ResponseBox">[ your comments here ]</text:p>
      <text:h text:outline-level="3" text:style-name="H3">4.9  No iOS plan</text:h>
      <text:p text:style-name="Body">V1 is Android-only. October 2026 Salem 400+ visitors will be ~50% iPhone users. Every one of them is a person you can't sell to. Acceptable for V1 (scope discipline), but the addressable market is half what the timeline implies.</text:p>
      <text:p text:style-name="ResponseLabel">Is iOS V1.5? V2? Never?  (replace this block with your notes)</text:p>
      <text:p text:style-name="ResponseBox">[ your comments here ]</text:p>
      <text:h text:outline-level="1" text:style-name="H1">5. Open Questions That Need Your Answers</text:h>
      <text:p text:style-name="Body">These are the highest-leverage unknowns. Each is a one-or-two-sentence answer that unblocks downstream planning.</text:p>
      <text:p text:style-name="Body"><text:span text:style-name="Bold">Q1.  </text:span>Did the 2026-04-20 lawyer meeting happen? What was the outcome?</text:p>
      <text:p text:style-name="ResponseLabel">Operator Response:  (replace this block with your notes)</text:p>
      <text:p text:style-name="ResponseBox">[ your comments here ]</text:p>
      <text:p text:style-name="Body"><text:span text:style-name="Bold">Q2.  </text:span>Has Form TX been filed? If not, when will it be?</text:p>
      <text:p text:style-name="ResponseLabel">Operator Response:  (replace this block with your notes)</text:p>
      <text:p text:style-name="ResponseBox">[ your comments here ]</text:p>
      <text:p text:style-name="Body"><text:span text:style-name="Bold">Q3.  </text:span>Has the Play Console developer account application been started?</text:p>
      <text:p text:style-name="ResponseLabel">Operator Response:  (replace this block with your notes)</text:p>
      <text:p text:style-name="ResponseBox">[ your comments here ]</text:p>
      <text:p text:style-name="Body"><text:span text:style-name="Bold">Q4.  </text:span>Have you ever listened to the Android TTS narration end-to-end on the Lenovo? Audio quality acceptable for $19.99?</text:p>
      <text:p text:style-name="ResponseLabel">Operator Response:  (replace this block with your notes)</text:p>
      <text:p text:style-name="ResponseBox">[ your comments here ]</text:p>
      <text:p text:style-name="Body"><text:span text:style-name="Bold">Q5.  </text:span>Where do you stand on Play Store store-listing assets (icon, feature graphic 1024×500, 8 screenshots, description, what's-new)?</text:p>
      <text:p text:style-name="ResponseLabel">Operator Response:  (replace this block with your notes)</text:p>
      <text:p text:style-name="ResponseBox">[ your comments here ]</text:p>
      <text:p text:style-name="Body"><text:span text:style-name="Bold">Q6.  </text:span>Is there anyone outside you who has used the app for ≥30 minutes? (Friendly-eyes beta is the fastest way to surface issues you've gone blind to.)</text:p>
      <text:p text:style-name="ResponseLabel">Operator Response:  (replace this block with your notes)</text:p>
      <text:p text:style-name="ResponseBox">[ your comments here ]</text:p>
      <text:p text:style-name="Body"><text:span text:style-name="Bold">Q7.  </text:span>Is Sept 1, 2026 a hard ship date or a soft target? If something has to slip, what's negotiable?</text:p>
      <text:p text:style-name="ResponseLabel">Operator Response:  (replace this block with your notes)</text:p>
      <text:p text:style-name="ResponseBox">[ your comments here ]</text:p>
      <text:p text:style-name="Body"><text:span text:style-name="Bold">Q8.  </text:span>What's the marketing budget — $0, $500, $5,000? Materially changes options.</text:p>
      <text:p text:style-name="ResponseLabel">Operator Response:  (replace this block with your notes)</text:p>
      <text:p text:style-name="ResponseBox">[ your comments here ]</text:p>
      <text:h text:outline-level="1" text:style-name="H1">6. Feature &amp; Polish Ideas Worth Considering for V1</text:h>
      <text:p text:style-name="Body">Tagged H/M/L by leverage-vs-effort for the Sept 1 window. Triage each: KEEP / DEFER-V2 / KILL.</text:p>
      <text:p text:style-name="Bullet"><text:span text:style-name="Red">[H] </text:span><text:span text:style-name="Bold">Pre-launch beta program with ~10 Salem locals or historical society members. </text:span>Single best ROI move. 1 week to set up, 2 weeks to run. Surfaces real-device GPS issues, narration quality complaints, content errors.</text:p>
      <text:p text:style-name="ResponseLabel">KEEP / DEFER-V2 / KILL — and any notes:  (replace this block with your notes)</text:p>
      <text:p text:style-name="ResponseBox">[ your comments here ]</text:p>
      <text:p text:style-name="Bullet"><text:span text:style-name="Red">[H] </text:span><text:span text:style-name="Bold">Onboarding-to-nearest-tour-point. </text:span>S185 carry-forward; ~3 hours. Massive UX uplift — first-time users land outside Salem and the app currently doesn't help them. Salem 400+ visitors arrive by train/car and need this.</text:p>
      <text:p text:style-name="ResponseLabel">KEEP / DEFER-V2 / KILL — and any notes:  (replace this block with your notes)</text:p>
      <text:p text:style-name="ResponseBox">[ your comments here ]</text:p>
      <text:p text:style-name="Bullet"><text:span text:style-name="Red">[H] </text:span><text:span text:style-name="Bold">Pre-render Bark voice clips for top 30 POI narrations. </text:span>Even keeping Android TTS as bulk fallback, premium voice for hero content (Witch House, Hawthorne Hotel, Old Burying Point, Salem Common, etc.) materially differentiates.</text:p>
      <text:p text:style-name="ResponseLabel">KEEP / DEFER-V2 / KILL — and any notes:  (replace this block with your notes)</text:p>
      <text:p text:style-name="ResponseBox">[ your comments here ]</text:p>
      <text:p text:style-name="Bullet"><text:span text:style-name="Red">[H] </text:span><text:span text:style-name="Bold">Halloween / October seasonal layer. </text:span>Salem in October is a different city. Ghost-tour POIs, costume-friendly photo spots, October-only events. Dynamic content hidden behind a date check, no network needed. Killer feature for peak season pricing justification.</text:p>
      <text:p text:style-name="ResponseLabel">KEEP / DEFER-V2 / KILL — and any notes:  (replace this block with your notes)</text:p>
      <text:p text:style-name="ResponseBox">[ your comments here ]</text:p>
      <text:p text:style-name="Bullet"><text:span text:style-name="Amber">[M] </text:span><text:span text:style-name="Bold">Photo capture from POIs (write-only, V1 scope). </text:span>User saves a photo with POI metadata for their own trip log. No upload, no social — fully offline, local SQLite write. Future GeoInbox tie-in. Adds a 'trip diary' use case.</text:p>
      <text:p text:style-name="ResponseLabel">KEEP / DEFER-V2 / KILL — and any notes:  (replace this block with your notes)</text:p>
      <text:p text:style-name="ResponseBox">[ your comments here ]</text:p>
      <text:p text:style-name="Bullet"><text:span text:style-name="Amber">[M] </text:span><text:span text:style-name="Bold">Salem Heritage Trail / Salem Ferry / hotel concierge partnerships. </text:span>$19.99 retail, but $9.99 wholesale to hotels who hand it out as a guest amenity is real B2B revenue and bypasses ASO entirely. Approach 3 hotels pre-launch.</text:p>
      <text:p text:style-name="ResponseLabel">KEEP / DEFER-V2 / KILL — and any notes:  (replace this block with your notes)</text:p>
      <text:p text:style-name="ResponseBox">[ your comments here ]</text:p>
      <text:p text:style-name="Bullet"><text:span text:style-name="Amber">[M] </text:span><text:span text:style-name="Bold">Press kit + tourism-board outreach for Salem 400+. </text:span>Destination Salem, Essex Heritage, Salem Witch Museum will mention partner apps in visitor briefings if you give them assets to use.</text:p>
      <text:p text:style-name="ResponseLabel">KEEP / DEFER-V2 / KILL — and any notes:  (replace this block with your notes)</text:p>
      <text:p text:style-name="ResponseBox">[ your comments here ]</text:p>
      <text:p text:style-name="Bullet"><text:span text:style-name="Amber">[M] </text:span><text:span text:style-name="Bold">Trip planner mode. </text:span>Multi-day itinerary, '2 hours / a day / a weekend' presets. Differentiates against generic Salem walking tours.</text:p>
      <text:p text:style-name="ResponseLabel">KEEP / DEFER-V2 / KILL — and any notes:  (replace this block with your notes)</text:p>
      <text:p text:style-name="ResponseBox">[ your comments here ]</text:p>
      <text:p text:style-name="Bullet">[L] <text:span text:style-name="Bold">Witchy bbox extension to Beverly. </text:span>Personal-stake S159 carry-forward. Worth doing for your own use; your Beverly home is north of the bake bbox.</text:p>
      <text:p text:style-name="ResponseLabel">KEEP / DEFER-V2 / KILL — and any notes:  (replace this block with your notes)</text:p>
      <text:p text:style-name="ResponseBox">[ your comments here ]</text:p>
      <text:p text:style-name="Bullet">[L] <text:span text:style-name="Bold">Apple/iOS port. </text:span>V2. Worth scoping the cost now so you can decide if a Q4 2026 / Q1 2027 iOS launch is realistic.</text:p>
      <text:p text:style-name="ResponseLabel">KEEP / DEFER-V2 / KILL — and any notes:  (replace this block with your notes)</text:p>
      <text:p text:style-name="ResponseBox">[ your comments here ]</text:p>
      <text:h text:outline-level="1" text:style-name="H1">7. V2 / Post-Launch Backlog (Already Implicitly Deferred)</text:h>
      <text:p text:style-name="Body">These are correctly out of V1; flagging only so they're explicit. Tick anything you want bumped back into V1 scope.</text:p>
      <text:p text:style-name="Bullet">• WickedMap engine migration (338 call sites)</text:p>
      <text:p text:style-name="Bullet">• Sprite/overlay-creature system (7 characters built; walking deferred to Mixamo/Quaternius)</text:p>
      <text:p text:style-name="Bullet">• Social features (chat, comments, ratings) — requires COPPA + content moderation</text:p>
      <text:p text:style-name="Bullet">• Subscription / freemium tier (V2 commercial pivot per COMMERCIALIZATION.md)</text:p>
      <text:p text:style-name="Bullet">• Salem data collection / RadioIntelligence hashed-observation contributor role — gated on full privacy policy</text:p>
      <text:p text:style-name="Bullet">• Walking sprite animation (post-rigging)</text:p>
      <text:p text:style-name="Bullet">• Patent provisional filings — ~$1,280 for 4 micro-entity provisionals (Adaptive Radius Cap-Retry, Probe-Calibrate-Spiral, JTS R-Tree Geofence, plus one more from the IP.md list of 14)</text:p>
      <text:p text:style-name="Bullet">• iOS port</text:p>
      <text:p text:style-name="ResponseLabel">Anything to pull forward into V1?  (replace this block with your notes)</text:p>
      <text:p text:style-name="ResponseBox">[ your comments here ]</text:p>
      <text:h text:outline-level="1" text:style-name="H1">8. Go-to-Market Honest Assessment</text:h>
      <text:p text:style-name="Body"><text:span text:style-name="Bold">Engineering: </text:span><text:span text:style-name="Green">A−.  </text:span>Feature-complete, signed AAB on device, walking router unified, narration gate real, asset publish chain hardened. One verifiable smoke test from 'ready to submit.'</text:p>
      <text:p text:style-name="Body"><text:span text:style-name="Bold">Content: </text:span><text:span text:style-name="Green">B−.  </text:span>2,354 narrated POIs is impressive; 365 dedup-loser pollution is not; 500+ missing year_established gates the Tour Mode hist-landmark whitelist; 30 silent civic POIs and 8 silent museum tour-flags are visible holes a reviewer or user will hit. Lint tab makes gaps visible — but visibility ≠ resolution. You need to actually run the backlog.</text:p>
      <text:p text:style-name="Body"><text:span text:style-name="Bold">Legal/IP: </text:span><text:span text:style-name="Amber">C+.  </text:span>V1 manifest is genuinely network-incapable, which simplifies the legal posture enormously. But Form TX unfiled, lawyer meeting outcome unknown, privacy policy not hosted, no entity confirmed, no Play Console account started. None hard in isolation; together a 2–3 week wall of operator-side work that hasn't visibly begun.</text:p>
      <text:p text:style-name="Body"><text:span text:style-name="Bold">Marketing/ASO: </text:span><text:span text:style-name="Red">F (or N/A).  </text:span>No store listing assets, keyword research, partnership outreach, or beta program visible. For a paid premium tourism app this is the leg the timeline is most exposed on.</text:p>
      <text:p text:style-name="Body"><text:span text:style-name="Bold">Testing: </text:span><text:span text:style-name="Amber">C.  </text:span>Integration via 103 shell tests, zero unit tests, narration gate has been correction-passed twice in one session. Defensible for V1; technical debt for V2.</text:p>
      <text:p text:style-name="Body"><text:span text:style-name="Bold">Project Management: </text:span><text:span text:style-name="Green">B.  </text:span>Live conversation logs are excellent. STATE.md / SESSION-LOG / live-log layering is well-designed. Carry-forward list is growing without explicit triage — the one process gap. You're starting to drown in deferred items that haven't been formally re-classified.</text:p>
      <text:p text:style-name="ResponseLabel">Disagree with any grade? Set your own:  (replace this block with your notes)</text:p>
      <text:p text:style-name="ResponseBox">[ your comments here ]</text:p>
      <text:h text:outline-level="1" text:style-name="H1">9. Recommended Action Order (Next 30 Days)</text:h>
      <text:h text:outline-level="3" text:style-name="H3">Week 1 — by 2026-05-04</text:h>
      <text:p text:style-name="Bullet">• File Form TX copyright (1 hour, $65, online)</text:p>
      <text:p text:style-name="Bullet">• Start Play Console developer account application (multi-week lead time)</text:p>
      <text:p text:style-name="Bullet">• Confirm 2026-04-20 lawyer meeting outcome — fill four privacy-policy placeholders or escalate</text:p>
      <text:p text:style-name="Bullet">• Second-medium upload-keystore backup — encrypted cloud + second USB</text:p>
      <text:p text:style-name="Bullet">• 30-minute Lenovo eyes-on smoke test of S180 AAB against 5 V1-gating items</text:p>
      <text:p text:style-name="Bullet">• Drop the 365 dedup losers (verify FK refs first, then bulk SQL or lint-tab one-click)</text:p>
      <text:p text:style-name="ResponseLabel">Confirm / re-prioritize Week 1:  (replace this block with your notes)</text:p>
      <text:p text:style-name="ResponseBox">[ your comments here ]</text:p>
      <text:h text:outline-level="3" text:style-name="H3">Week 2 — by 2026-05-11</text:h>
      <text:p text:style-name="Bullet">• Backfill year_established on top ~50 most-visible historical buildings (rest can be V1.0.1)</text:p>
      <text:p text:style-name="Bullet">• Author narration for 8 museum tour-flags + 5 most-prominent silent civic POIs</text:p>
      <text:p text:style-name="Bullet">• Pre-render Bark voice clips for top 10 hero POIs — A/B vs TTS, decide if you ship hybrid</text:p>
      <text:p text:style-name="Bullet">• Privacy policy hosted at public URL (DestructiveAIGurus.com or equivalent)</text:p>
      <text:p text:style-name="Bullet">• Start drafting Play Store listing assets — copy, screenshots, feature graphic</text:p>
      <text:p text:style-name="ResponseLabel">Confirm / re-prioritize Week 2:  (replace this block with your notes)</text:p>
      <text:p text:style-name="ResponseBox">[ your comments here ]</text:p>
      <text:h text:outline-level="3" text:style-name="H3">Weeks 3–4 — by 2026-05-25 (just past Form TX deadline)</text:h>
      <text:p text:style-name="Bullet">• Recruit 5–10 Salem-local beta testers — friends, historical society, hotel concierges</text:p>
      <text:p text:style-name="Bullet">• Approach 2–3 Salem hotels about wholesale licensing</text:p>
      <text:p text:style-name="Bullet">• Triage the 16-item carry-forward list — V1 / V1.0.1 / V2 explicitly</text:p>
      <text:p text:style-name="Bullet">• Run the lint tab address-geocode deep scan and use map-preview workflow on worst 50 mismatches</text:p>
      <text:p text:style-name="Bullet">• First ASO keyword pass + competitor research (search 'salem walking tour', 'salem ghost tour', 'salem witch trial app' in Play Store)</text:p>
      <text:p text:style-name="ResponseLabel">Confirm / re-prioritize Weeks 3–4:  (replace this block with your notes)</text:p>
      <text:p text:style-name="ResponseBox">[ your comments here ]</text:p>
      <text:h text:outline-level="3" text:style-name="H3">Month 2+</text:h>
      <text:p text:style-name="Body">Beta feedback iteration, store listing finalization, IARC + data-safety submission, AAB resubmission with backfilled content, soft launch (limited countries) for crash-rate validation, then full launch.</text:p>
      <text:p text:style-name="ResponseLabel">Anything else to slot here?  (replace this block with your notes)</text:p>
      <text:p text:style-name="ResponseBox">[ your comments here ]</text:p>
      <text:h text:outline-level="1" text:style-name="H1">10. Top Three Risks (What Keeps Me Up)</text:h>
      <text:h text:outline-level="3" text:style-name="H3">R1.  Operator-side bottleneck</text:h>
      <text:p text:style-name="Body">Code is in good shape; legal/account/marketing prep has not visibly started. If those take 8 weeks instead of 4, Sept 1 slips into October — launching DURING Salem 400+ peak with no soak time. Fallback is 'ship in October during the rush' = crash-rate exposure during your highest-stakes traffic.</text:p>
      <text:p text:style-name="ResponseLabel">Mitigation plan?  (replace this block with your notes)</text:p>
      <text:p text:style-name="ResponseBox">[ your comments here ]</text:p>
      <text:h text:outline-level="3" text:style-name="H3">R2.  Android TTS quality unknown</text:h>
      <text:p text:style-name="Body">Nobody on this project (visible to me) has formally evaluated whether the narration audio is paid-app quality. If reviews come in saying 'sounds like Siri reading a Wikipedia article' you'll wish you'd burned the GPU time on Bark renders for at least the top 50 POIs.</text:p>
      <text:p text:style-name="ResponseLabel">Mitigation plan?  (replace this block with your notes)</text:p>
      <text:p text:style-name="ResponseBox">[ your comments here ]</text:p>
      <text:h text:outline-level="3" text:style-name="H3">R3.  The 'we have a lint tab that surfaces 365 problems' trap</text:h>
      <text:p text:style-name="Body">Visibility is not resolution. Risk: shipping with the lint tab still showing 300+ flags because each one takes operator time to actually fix. Lint tab needs to either be drained pre-ship or the app's content needs a 'data quality' disclaimer that won't read well in reviews.</text:p>
      <text:p text:style-name="ResponseLabel">Mitigation plan?  (replace this block with your notes)</text:p>
      <text:p text:style-name="ResponseBox">[ your comments here ]</text:p>
      <text:h text:outline-level="1" text:style-name="H1">Closing Frame</text:h>
      <text:p text:style-name="Body">You're <text:span text:style-name="Bold">80% built, 30% ready-to-sell</text:span>, and the gap is operator-side work that is more uncomfortable than coding. That's a totally normal indie-launch posture, and you have time. But the timer on the operator-side stuff is running, and the engineering work has been comfortable enough to keep doing instead of switching modes.</text:p>
      <text:p text:style-name="Body">The most valuable thing you could do this week is <text:span text:style-name="Red">not write code</text:span>.</text:p>
      <text:p text:style-name="ResponseLabel">Final thoughts / direction for S190+:  (replace this block with your notes)</text:p>
      <text:p text:style-name="ResponseBox">[ your comments here ]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manifest="urn:oasis:names:tc:opendocument:xmlns:manifest:1.0" office:version="1.2">
  <office:styles>
    <style:style style:name="H1" style:family="paragraph" style:display-name="H1">
      <style:text-properties fo:font-size="22pt" fo:font-weight="bold" fo:color="#1a1a2e"/>
      <style:paragraph-properties fo:margin-bottom="0.15in" fo:margin-top="0.30in" fo:break-before="page"/>
    </style:style>
    <style:style style:name="H1First" style:family="paragraph" style:display-name="H1First">
      <style:text-properties fo:font-size="22pt" fo:font-weight="bold" fo:color="#1a1a2e"/>
      <style:paragraph-properties fo:margin-bottom="0.15in" fo:margin-top="0.05in"/>
    </style:style>
    <style:style style:name="H2" style:family="paragraph" style:display-name="H2">
      <style:text-properties fo:font-size="16pt" fo:font-weight="bold" fo:color="#16213e"/>
      <style:paragraph-properties fo:margin-bottom="0.10in" fo:margin-top="0.25in"/>
    </style:style>
    <style:style style:name="H3" style:family="paragraph" style:display-name="H3">
      <style:text-properties fo:font-size="13pt" fo:font-weight="bold" fo:color="#0f3460"/>
      <style:paragraph-properties fo:margin-bottom="0.06in" fo:margin-top="0.18in"/>
    </style:style>
    <style:style style:name="H4" style:family="paragraph" style:display-name="H4">
      <style:text-properties fo:font-size="11pt" fo:font-weight="bold" fo:color="#222"/>
      <style:paragraph-properties fo:margin-bottom="0.04in" fo:margin-top="0.12in"/>
    </style:style>
    <style:style style:name="Body" style:family="paragraph" style:display-name="Body">
      <style:text-properties fo:font-size="11pt" fo:color="#1a1a1a"/>
      <style:paragraph-properties fo:margin-bottom="0.08in" fo:line-height="120%"/>
    </style:style>
    <style:style style:name="Bullet" style:family="paragraph" style:display-name="Bullet">
      <style:text-properties fo:font-size="11pt"/>
      <style:paragraph-properties fo:margin-bottom="0.04in" fo:margin-left="0.25in" fo:text-indent="-0.18in"/>
    </style:style>
    <style:style style:name="SubBullet" style:family="paragraph" style:display-name="SubBullet">
      <style:text-properties fo:font-size="11pt"/>
      <style:paragraph-properties fo:margin-bottom="0.03in" fo:margin-left="0.50in" fo:text-indent="-0.18in"/>
    </style:style>
    <style:style style:name="Critical" style:family="paragraph" style:display-name="Critical">
      <style:text-properties fo:font-size="11pt" fo:font-weight="bold" fo:color="#a02020"/>
      <style:paragraph-properties fo:margin-bottom="0.04in" fo:margin-left="0.0in" fo:padding="0.04in" fo:background-color="#ffe3e3"/>
    </style:style>
    <style:style style:name="Warning" style:family="paragraph" style:display-name="Warning">
      <style:text-properties fo:font-size="11pt" fo:font-weight="bold" fo:color="#9c5a00"/>
      <style:paragraph-properties fo:margin-bottom="0.04in" fo:padding="0.04in" fo:background-color="#fff4e0"/>
    </style:style>
    <style:style style:name="Good" style:family="paragraph" style:display-name="Good">
      <style:text-properties fo:font-size="11pt" fo:font-weight="bold" fo:color="#1f6f3a"/>
      <style:paragraph-properties fo:margin-bottom="0.04in" fo:padding="0.04in" fo:background-color="#e3f4e7"/>
    </style:style>
    <style:style style:name="ResponseLabel" style:family="paragraph" style:display-name="ResponseLabel">
      <style:text-properties fo:font-size="10pt" fo:font-weight="bold" fo:color="#5a4a8a" fo:font-style="italic"/>
      <style:paragraph-properties fo:margin-top="0.10in" fo:margin-bottom="0.03in"/>
    </style:style>
    <style:style style:name="ResponseBox" style:family="paragraph" style:display-name="ResponseBox">
      <style:text-properties fo:font-size="11pt" fo:color="#000080" fo:font-style="italic"/>
      <style:paragraph-properties fo:margin-bottom="0.18in" fo:margin-left="0.10in" fo:padding="0.08in" fo:background-color="#f0eef9" fo:border-left="0.05in solid #5a4a8a"/>
    </style:style>
    <style:style style:name="Bold" style:family="text" style:display-name="Bold">
      <style:text-properties fo:font-weight="bold"/>
    </style:style>
    <style:style style:name="Italic" style:family="text" style:display-name="Italic">
      <style:text-properties fo:font-style="italic"/>
    </style:style>
    <style:style style:name="Code" style:family="text" style:display-name="Code">
      <style:text-properties style:font-name="DejaVu Sans Mono" fo:font-size="10pt" fo:background-color="#f0f0f0"/>
    </style:style>
    <style:style style:name="Red" style:family="text" style:display-name="Red">
      <style:text-properties fo:color="#a02020" fo:font-weight="bold"/>
    </style:style>
    <style:style style:name="Green" style:family="text" style:display-name="Green">
      <style:text-properties fo:color="#1f6f3a" fo:font-weight="bold"/>
    </style:style>
    <style:style style:name="Amber" style:family="text" style:display-name="Amber">
      <style:text-properties fo:color="#9c5a00" fo:font-weight="bold"/>
    </style:style>
  </office:styles>
  <office:automatic-styles>
    <style:page-layout style:name="StdLayout">
      <style:page-layout-properties fo:page-width="8.5in" fo:page-height="11in" fo:margin-top="0.7in" fo:margin-bottom="0.7in" fo:margin-left="0.8in" fo:margin-right="0.8in"/>
    </style:page-layout>
  </office:automatic-styles>
  <office:master-styles>
    <style:master-page style:name="Standard" style:page-layout-name="StdLayout" style:display-name="Standard"/>
  </office:master-styles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table="urn:oasis:names:tc:opendocument:xmlns:table:1.0" office:version="1.2">
  <office:meta>
    <meta:generator>ODFPY/1.4.1</meta:generator>
  </office:meta>
</office:document-meta>
</file>